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1430" officeooo:paragraph-rsid="00011430"/>
    </style:style>
    <style:style style:name="P2" style:family="paragraph" style:parent-style-name="Standard">
      <style:text-properties officeooo:rsid="00011430" officeooo:paragraph-rsid="0004aa58"/>
    </style:style>
    <style:style style:name="P3" style:family="paragraph" style:parent-style-name="Standard">
      <style:text-properties officeooo:rsid="0004aa58" officeooo:paragraph-rsid="0004aa58"/>
    </style:style>
    <style:style style:name="T1" style:family="text">
      <style:text-properties officeooo:rsid="0004aa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React Native Expo <text:span text:style-name="T1">CLI</text:span> =&gt; Provides a previously configured env ready-to-go code and don’t waste time on settings.</text:p>
      <text:p text:style-name="P3">Careful! =&gt; If needed some native APIs Not included in the config Expo env. I won’t be able to use them..</text:p>
      <text:p text:style-name="P3"/>
      <text:p text:style-name="P3"/>
      <text:p text:style-name="P2">React Native <text:span text:style-name="T1">CLI approach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20-05-11T21:51:53.342000000</dc:date>
    <meta:editing-duration>PT2M47S</meta:editing-duration>
    <meta:editing-cycles>3</meta:editing-cycles>
    <meta:document-statistic meta:table-count="0" meta:image-count="0" meta:object-count="0" meta:page-count="1" meta:paragraph-count="3" meta:word-count="43" meta:character-count="243" meta:non-whitespace-character-count="202"/>
  </office:meta>
</office:document-meta>
</file>